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visible icon of password field on log in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Verify that there is "visible" icon on password field</text:p>
          </table:table-cell>
          <table:table-cell office:value-type="string" table:style-name="ce4">
            <text:p>There is "visible" icon on password<text:s/></text:p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random text in password field</text:p>
          </table:table-cell>
          <table:table-cell office:value-type="string" table:style-name="ce4">
            <text:p>Visible icon is set to hide by default, password is represented with bullet sig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visible icon</text:p>
          </table:table-cell>
          <table:table-cell office:value-type="string" table:style-name="ce3">
            <text:p>Password text is visibl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visible icon</text:p>
          </table:table-cell>
          <table:table-cell office:value-type="string" table:style-name="ce3">
            <text:p>Password is represented with bullet sign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6:17Z</meta:creation-date>
    <dc:date>2022-07-01T08:37:09Z</dc:date>
  </office:meta>
</office:document-meta>
</file>